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Times1" svg:font-family="Times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1in" fo:margin-bottom="0.1in" style:contextual-spacing="false" fo:line-height="100%" fo:text-align="justify" style:justify-single-word="false">
        <style:tab-stops>
          <style:tab-stop style:position="0.5in"/>
        </style:tab-stops>
      </style:paragraph-properties>
    </style:style>
    <style:style style:name="P2" style:family="paragraph" style:parent-style-name="Standard">
      <style:paragraph-properties fo:margin-top="0.1in" fo:margin-bottom="0.1in" style:contextual-spacing="false" fo:line-height="100%" fo:text-align="center" style:justify-single-word="false">
        <style:tab-stops>
          <style:tab-stop style:position="0.5in"/>
        </style:tab-stops>
      </style:paragraph-properties>
      <style:text-properties fo:color="#800000" style:font-name="Times1" fo:font-size="18pt" style:text-underline-style="none" fo:font-weight="bold" style:font-size-asian="14pt" style:font-size-complex="14pt"/>
    </style:style>
    <style:style style:name="P3" style:family="paragraph" style:parent-style-name="Standard">
      <style:paragraph-properties fo:margin-top="0.1in" fo:margin-bottom="0.1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1" fo:font-size="12pt" style:text-underline-style="none" fo:font-weight="normal" style:font-size-asian="14pt" style:font-size-complex="14pt"/>
    </style:style>
    <style:style style:name="P4" style:family="paragraph" style:parent-style-name="Standard">
      <style:paragraph-properties fo:margin-top="0.1in" fo:margin-bottom="0.1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1" fo:font-size="12pt" style:text-underline-style="none" fo:font-weight="normal" style:font-size-asian="14pt" style:font-size-complex="14pt"/>
    </style:style>
    <style:style style:name="P5" style:family="paragraph" style:parent-style-name="Standard" style:list-style-name="L1">
      <style:paragraph-properties fo:margin-top="0.1in" fo:margin-bottom="0.1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1" fo:font-size="12pt" style:text-underline-style="none" fo:font-weight="normal" style:font-size-asian="14pt" style:font-size-complex="14pt"/>
    </style:style>
    <style:style style:name="P6" style:family="paragraph" style:parent-style-name="Standard" style:list-style-name="L1">
      <style:paragraph-properties fo:margin-top="0.1in" fo:margin-bottom="0.1in" style:contextual-spacing="false" fo:line-height="100%" fo:text-align="justify" style:justify-single-word="false">
        <style:tab-stops>
          <style:tab-stop style:position="0.5in"/>
        </style:tab-stops>
      </style:paragraph-properties>
      <style:text-properties style:font-name="Times1" fo:font-size="12pt" style:text-underline-style="none" fo:font-weight="normal" officeooo:paragraph-rsid="00083af7" style:font-size-asian="14pt" style:font-size-complex="14pt"/>
    </style:style>
    <style:style style:name="T1" style:family="text">
      <style:text-properties style:font-name="Times1" fo:font-size="12pt" style:text-underline-style="none" fo:font-weight="normal" style:font-size-asian="14pt" style:font-size-complex="14pt"/>
    </style:style>
    <style:style style:name="T2" style:family="text">
      <style:text-properties fo:color="#008000" style:font-name="Times1" fo:font-size="12pt" style:text-underline-style="none" fo:font-weight="normal" style:font-size-asian="14pt" style:font-size-complex="14pt"/>
    </style:style>
    <style:style style:name="T3" style:family="text">
      <style:text-properties officeooo:rsid="00083af7"/>
    </style:style>
    <style:style style:name="T4" style:family="text">
      <style:text-properties officeooo:rsid="000a4306"/>
    </style:style>
    <style:style style:name="T5" style:family="text">
      <style:text-properties officeooo:rsid="00104215"/>
    </style:style>
    <style:style style:name="T6" style:family="text">
      <style:text-properties officeooo:rsid="0010b7a7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yer Character Points</text:p>
      <text:p text:style-name="P1"><text:span text:style-name="T1"><text:tab/>PCs may take advantage of one rule which NPCs cannot; when things are really desperate, players can choose to spend a </text:span><text:span text:style-name="T2">Player Character Point</text:span><text:span text:style-name="T1"> (PCP). <text:s/>Here are the possible uses of PCPs:</text:span></text:p>
      <text:list xml:id="list5650433181" text:style-name="L1">
        <text:list-item>
          <text:p text:style-name="P5">You may spend a PCP to reroll any roll.</text:p>
        </text:list-item>
        <text:list-item>
          <text:p text:style-name="P5">When you are out of void points, you may spend a PCP as a void point on any roll on which you can legally spend void points.</text:p>
        </text:list-item>
        <text:list-item>
          <text:p text:style-name="P5">After you <text:span text:style-name="T5">see the result of rolling a </text:span>knack while you are crippled, you may spend a PCP to reroll 10s for that roll.</text:p>
        </text:list-item>
        <text:list-item>
          <text:p text:style-name="P6"><text:span text:style-name="T3">You may spend a PCP to give yourself a </text:span><text:span text:style-name="T4">single </text:span><text:span text:style-name="T3">free raise to any roll.</text:span></text:p>
        </text:list-item>
      </text:list>
      <text:p text:style-name="P3"><text:tab/>Spending PCPs comes with a cost, however. <text:s/>The first time you spend a PCP, you lose the next 1 XP that you would have earned. <text:s/>The second time you lose your next 2 XPs, the third time you lose your next 3 XPs, etc. <text:s/>This total carries over across characters <text:span text:style-name="T6">within the same campaign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Times1" svg:font-family="Times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Eli Courtwright</meta:initial-creator>
    <meta:creation-date>2008-04-05T13:35:39</meta:creation-date>
    <dc:date>2013-07-05T21:35:44</dc:date>
    <dc:language>en-US</dc:language>
    <meta:editing-cycles>20</meta:editing-cycles>
    <meta:editing-duration>PT17M24S</meta:editing-duration>
    <meta:document-statistic meta:table-count="0" meta:image-count="0" meta:object-count="0" meta:page-count="1" meta:paragraph-count="7" meta:word-count="168" meta:character-count="844" meta:non-whitespace-character-count="681"/>
    <meta:user-defined meta:name="Info 1"/>
    <meta:user-defined meta:name="Info 2"/>
    <meta:user-defined meta:name="Info 3"/>
    <meta:user-defined meta:name="Info 4"/>
  </office:meta>
</office:document-meta>
</file>